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Nina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, 1895</text:p>
      <text:p text:style-name="P5">Month<text:tab/><text:tab/><text:tab/><text:tab/><text:tab/><text:tab/>June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 letter is accompanied by a typewritten transcription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S. MORAIS,/</text:p>
      <text:p text:style-name="P2">546 N. FIFTH STREET,/</text:p>
      <text:p text:style-name="P2">PHILADELPHIA, PA./</text:p>
      <text:p text:style-name="P3">Saturday night. <text:s/>June 1--95/</text:p>
      <text:p text:style-name="P3">My Dear Nina/</text:p>
      <text:p text:style-name="P3"><text:tab/>I really see no cause for/ reproach about our giving the stranger and/ animal of which <text:span text:style-name="T2">we</text:span><text:span text:style-name="T3"> dare not partake./ <text:s/>Let me explain, to Exodus 22. 30, we/ are asked to cast to the dogs meat found/ in the field--the Bible speaks in general terms--/ which had been torn by a wild beast (</text:span><text:span text:style-name="T2">Terepha</text:span><text:span text:style-name="T3"> is/ the expression now used in a borrowed sense for/ any forbidden meat) In that case the flesh must/ be unhealthy. <text:s/>In Deut 14. 20 the animal/ died of itself, viz, it may have been or it may have/ not been diseased, but it was not killed Jewishly,/ hence it was not thoroughly examined in the/ inside. <text:s/>The stranger among us may not hesitate/ to eat it, we then give it to </text:span><text:span text:style-name="T4">him it</text:span><text:span text:style-name="T3"> them, or sell it/ to the foreigner who deals with us (</text:span><text:span text:style-name="T2">Nochri</text:span><text:span text:style-name="T3"> means/ one who does not live in our country, but comes/ and goes to traffic. <text:s/>He uses the animal, its/ hide &amp;c &amp;c. <text:s/>We are permitted to take from/ him the money which the animal was worth/</text:span></text:p>
      <text:p text:style-name="P3"><text:span text:style-name="T3"/></text:p>
      <text:p text:style-name="P3"><text:span text:style-name="T3">[Page 2]</text:span></text:p>
      <text:p text:style-name="P3"><text:span text:style-name="T3">to my mind it is all right. <text:s/>No [?] to our le-/gislator who wanted to keep alive the idea that/ jews must </text:span><text:soft-page-break/><text:span text:style-name="T3">keep body and mind </text:span><text:span text:style-name="T2">perfectly</text:span><text:span text:style-name="T3"> sound./ <text:s/>The stealing of a non Israelite slave in the Holy Land/ was not a likely act. <text:s/>In fact, we know that the/ slaves in Judea was treated mercifully. <text:s/>He had the/ Sabbath-rest. <text:s/>He was made partaken of the festive/ meals of holidays &amp;c &amp;c. <text:s/>But a merciful law/ we must in Deut 23. 16. <text:s/>We may Judge/ logically that it refers to a slave among heathen/ nations who came under the protection of the merci-/ful rules of the Israelites./</text:span></text:p>
      <text:p text:style-name="P3"><text:span text:style-name="T3">I can hardly write. <text:s/>The weather has been/ overpowering during the last three days. <text:s/>The/ thermometer ranging from 90 to 93 in the/ shade. <text:s/>I have not seen the up town/ folks. <text:s/>It is too hot for them to come to us/ and bring the children. <text:s/>Fortunately, Wednesday/ it was not so hot and we had a full attend-/ance. <text:s/>You know that to travel is to/ me an unbearable bore. <text:s/>I would like to see/ you, but I could not advise your coming in/ August. <text:s/>Are the </text:span><text:span text:style-name="T4">show</text:span><text:span text:style-name="T3"> shirts [?]/ If so you may send them. <text:s/>Good night/ with much love/ S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5:22:42.27</meta:creation-date>
    <dc:date>2011-12-22T15:33:40.01</dc:date>
    <dc:creator>Penn Libraries</dc:creator>
    <meta:editing-duration>PT00H10M5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579" meta:character-count="3434"/>
  </office:meta>
</office:document-meta>
</file>